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6.05pt"/>
    </style:style>
    <style:style style:name="co2" style:family="table-column">
      <style:table-column-properties fo:break-before="auto" style:column-width="81.6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umber of rounds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In second</text:p>
          </table:table-cell>
        </table:table-row>
        <table:table-row table:style-name="ro1">
          <table:table-cell office:value-type="string" calcext:value-type="string">
            <text:p>1<text:span text:style-name="T1">st  </text:span></text:p>
          </table:table-cell>
          <table:table-cell office:value-type="float" office:value="424.101145135" calcext:value-type="float">
            <text:p>424.101145135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2<text:span text:style-name="T1">nd</text:span></text:p>
          </table:table-cell>
          <table:table-cell office:value-type="float" office:value="428.928177644" calcext:value-type="float">
            <text:p>428.928177644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3<text:span text:style-name="T1">rd</text:span></text:p>
          </table:table-cell>
          <table:table-cell office:value-type="float" office:value="428.028800344" calcext:value-type="float">
            <text:p>428.028800344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4<text:span text:style-name="T1">th</text:span></text:p>
          </table:table-cell>
          <table:table-cell office:value-type="float" office:value="426.398617337" calcext:value-type="float">
            <text:p>426.398617337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5<text:span text:style-name="T1">th</text:span></text:p>
          </table:table-cell>
          <table:table-cell office:value-type="float" office:value="432.247245291" calcext:value-type="float">
            <text:p>432.24724529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6<text:span text:style-name="T1">th</text:span></text:p>
          </table:table-cell>
          <table:table-cell office:value-type="float" office:value="430.344344965" calcext:value-type="float">
            <text:p>430.344344965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7<text:span text:style-name="T1">th</text:span></text:p>
          </table:table-cell>
          <table:table-cell office:value-type="float" office:value="430.50855403" calcext:value-type="float">
            <text:p>430.50855403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8<text:span text:style-name="T1">th</text:span></text:p>
          </table:table-cell>
          <table:table-cell office:value-type="float" office:value="431.871656769" calcext:value-type="float">
            <text:p>431.871656769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9<text:span text:style-name="T1">th</text:span></text:p>
          </table:table-cell>
          <table:table-cell office:value-type="float" office:value="433.916258052" calcext:value-type="float">
            <text:p>433.91625805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10<text:span text:style-name="T1">th</text:span></text:p>
          </table:table-cell>
          <table:table-cell office:value-type="float" office:value="475.311364531" calcext:value-type="float">
            <text:p>475.311364531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Total sum in second:</text:p>
          </table:table-cell>
          <table:table-cell table:formula="of:=SUM([.B2:.B11])" office:value-type="float" office:value="4341.656164098" calcext:value-type="float">
            <text:p>4341.656164098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Mean time taken to crack password:</text:p>
          </table:table-cell>
          <table:table-cell table:formula="of:=SUM([.B2:.B11])/10" office:value-type="float" office:value="434.1656164098" calcext:value-type="float">
            <text:p>434.1656164098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Mean time in minute:</text:p>
          </table:table-cell>
          <table:table-cell table:formula="of:=SUM([.B2:.B11])/600" office:value-type="float" office:value="7.23609360683" calcext:value-type="float">
            <text:p>7.23609360683</text:p>
          </table:table-cell>
          <table:table-cell office:value-type="string" calcext:value-type="string">
            <text:p>Mi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9">00/00/0000</text:date>, <text:time style:data-style-name="N2" text:time-value="14:26:29.205793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8:28:26.304590627</meta:creation-date>
    <dc:date>2018-12-24T18:42:08.043814987</dc:date>
    <meta:editing-duration>PT13M42S</meta:editing-duration>
    <meta:editing-cycles>1</meta:editing-cycles>
    <meta:generator>LibreOffice/6.0.6.2$Linux_X86_64 LibreOffice_project/00m0$Build-2</meta:generator>
    <meta:document-statistic meta:table-count="1" meta:cell-count="42" meta:object-count="0"/>
  </office:meta>
</office:document-meta>
</file>